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47504315633969616" text:style-name="L1">
        <text:list-item>
          <text:p text:style-name="P1"><text:a xlink:type="simple" xlink:href="http://threejs.org/docs/index.html#Manual/Introduction/Creating_a_scene">http://threejs.org/docs/index.html#Manual/Introduction/Creating_a_scene</text:a></text:p>
          <text:p text:style-name="P1"><text:a xlink:type="simple" xlink:href="http://threejs.org/build/three.min.js">http://threejs.org/build/three.min.js</text:a></text:p>
        </text:list-item>
        <text:list-item>
          <text:p text:style-name="P1"><text:a xlink:type="simple" xlink:href="http://youtu.be/F3sJ5k1QFJs">http://youtu.be/F3sJ5k1QFJs</text:a></text:p>
          <text:p text:style-name="P1"><text:a xlink:type="simple" xlink:href="http://www.airtightinteractive.com/2013/10/making-audio-reactive-visuals/">http://www.airtightinteractive.com/2013/10/making-audio-reactive-visuals/</text:a></text:p>
        </text:list-item>
        <text:list-item>
          <text:p text:style-name="P1"><text:a xlink:type="simple" xlink:href="http://www.html5rocks.com/en/tutorials/webaudio/intro/">http://www.html5rocks.com/en/tutorials/webaudio/intro/</text:a></text:p>
          <text:p text:style-name="P1"><text:a xlink:type="simple" xlink:href="http://srchea.com/experimenting-with-web-audio-api-three-js-webgl">http://srchea.com/experimenting-with-web-audio-api-three-js-webgl</text:a></text:p>
        </text:list-item>
        <text:list-item>
          <text:p text:style-name="P1"><text:a xlink:type="simple" xlink:href="https://developer.mozilla.org/en-US/docs/Web/API/AudioContext/decodeAudioData">https://developer.mozilla.org/en-US/docs/Web/API/AudioContext/decodeAudioData</text:a></text:p>
        </text:list-item>
        <text:list-item>
          <text:p text:style-name="P1"><text:a xlink:type="simple" xlink:href="http://www.michaelbromley.co.uk/blog/42/audio-visualization-with-web-audio-canvas-and-the-soundcloud-api">http://www.michaelbromley.co.uk/blog/42/audio-visualization-with-web-audio-canvas-and-the-soundcloud-api</text:a></text:p>
        </text:list-item>
        <text:list-item>
          <text:p text:style-name="P1"><text:a xlink:type="simple" xlink:href="https://developer.mozilla.org/en-US/docs/Web/API/AnalyserNode">https://developer.mozilla.org/en-US/docs/Web/API/AnalyserNode</text:a></text:p>
        </text:list-item>
        <text:list-item>
          <text:p text:style-name="P1"><text:a xlink:type="simple" xlink:href="https://www.izotope.com/support/kb/index.php/kb/article/503-What_is_Buffer_Size_and_why_is_it_important">https://www.izotope.com/support/kb/index.php/kb/article/503-What_is_Buffer_Size_and_why_is_it_important</text:a></text:p>
        </text:list-item>
        <text:list-item>
          <text:p text:style-name="P1">https://developer.mozilla.org/en-US/docs/Web/API/Web_Audio_API/Visualizations_with_Web_Audio_AP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2:42:58.78</meta:creation-date>
    <meta:editing-duration>PT22H54M41S</meta:editing-duration>
    <meta:editing-cycles>6</meta:editing-cycles>
    <meta:generator>OpenOffice/4.0.1$Win32 OpenOffice.org_project/401m5$Build-9714</meta:generator>
    <meta:initial-creator>Susan Eldridge</meta:initial-creator>
    <dc:date>2015-03-01T12:24:58.45</dc:date>
    <dc:creator>Susan Eldridge</dc:creator>
    <meta:document-statistic meta:table-count="0" meta:image-count="0" meta:object-count="0" meta:page-count="1" meta:paragraph-count="11" meta:word-count="19" meta:character-count="784"/>
  </office:meta>
</office:document-meta>
</file>